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background-color="#ffff0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227ed" officeooo:paragraph-rsid="000227ed" fo:background-color="#ffff00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fo:background-color="#111111" loext:char-shading-value="0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 fo:background-color="transparent" loext:char-shading-value="0"/>
    </style:style>
    <style:style style:name="T4" style:family="text">
      <style:text-properties officeooo:rsid="00003511"/>
    </style:style>
    <style:style style:name="T5" style:family="text">
      <style:text-properties officeooo:rsid="000227ed" fo:background-color="#111111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227ed" fo:background-color="transparent" loext:char-shading-value="0"/>
    </style:style>
    <style:style style:name="T8" style:family="text">
      <style:text-properties officeooo:rsid="00022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When was Kubernetes announced and open sourced?</text:span> </text:p>
      <text:p text:style-name="P1"/>
      <text:p text:style-name="P1"><text:span text:style-name="T4">1- </text:span>2015</text:p>
      <text:p text:style-name="P2"><text:span text:style-name="T4">2- </text:span>2014</text:p>
      <text:p text:style-name="P1"><text:span text:style-name="T4">3- </text:span>2007</text:p>
      <text:p text:style-name="P1"><text:span text:style-name="T4">4- </text:span>2009</text:p>
      <text:p text:style-name="P1"/>
      <text:p text:style-name="P1">Containers each contain their own individual kernel (True or False) </text:p>
      <text:p text:style-name="P1"/>
      <text:p text:style-name="P1"/>
      <text:p text:style-name="P1">TRUE</text:p>
      <text:p text:style-name="P2">FALSE</text:p>
      <text:p text:style-name="P2"/>
      <text:p text:style-name="P2"/>
      <text:p text:style-name="P2"><text:span text:style-name="T3">Can Linux based host run a Windows-based container?</text:span></text:p>
      <text:p text:style-name="P2"><text:span text:style-name="T3"/></text:p>
      <text:p text:style-name="P2"><text:span text:style-name="T7">Yes</text:span></text:p>
      <text:p text:style-name="P3"><text:span text:style-name="T8">N</text:span>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02T20:49:59.436000000</dc:date>
    <meta:editing-duration>PT4M42S</meta:editing-duration>
    <meta:editing-cycles>3</meta:editing-cycles>
    <meta:document-statistic meta:table-count="0" meta:image-count="0" meta:object-count="0" meta:page-count="1" meta:paragraph-count="11" meta:word-count="37" meta:character-count="209" meta:non-whitespace-character-count="181"/>
  </office:meta>
</office:document-meta>
</file>